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8F0000028D5590047F66B1652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9.83cm" svg:height="9.8cm" svg:x="0.57cm" svg:y="1cm">
          <draw:image xlink:href="Pictures/100000000000028F0000028D5590047F66B1652C.png" xlink:type="simple" xlink:show="embed" xlink:actuate="onLoad">
            <text:p/>
          </draw:image>
        </draw:frame>
        <draw:frame draw:style-name="gr1" draw:text-style-name="P1" draw:layer="layout" svg:width="9.83cm" svg:height="9.8cm" svg:x="10.67cm" svg:y="1cm">
          <draw:image xlink:href="Pictures/100000000000028F0000028D5590047F66B1652C.png" xlink:type="simple" xlink:show="embed" xlink:actuate="onLoad">
            <text:p/>
          </draw:image>
        </draw:frame>
        <draw:frame draw:style-name="gr1" draw:text-style-name="P1" draw:layer="layout" svg:width="9.83cm" svg:height="9.8cm" svg:x="0.57cm" svg:y="18.5cm">
          <draw:image xlink:href="Pictures/100000000000028F0000028D5590047F66B1652C.png" xlink:type="simple" xlink:show="embed" xlink:actuate="onLoad">
            <text:p/>
          </draw:image>
        </draw:frame>
        <draw:frame draw:style-name="gr1" draw:text-style-name="P1" draw:layer="layout" svg:width="9.83cm" svg:height="9.8cm" svg:x="10.6cm" svg:y="18.5cm">
          <draw:image xlink:href="Pictures/100000000000028F0000028D5590047F66B1652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11T09:57:14.819776955</meta:creation-date>
    <dc:date>2020-03-11T10:19:20.719015533</dc:date>
    <meta:editing-duration>PT1M35S</meta:editing-duration>
    <meta:editing-cycles>1</meta:editing-cycles>
    <meta:document-statistic meta:object-count="4"/>
    <meta:generator>LibreOffice/6.0.7.3$Linux_X86_64 LibreOffice_project/00m0$Build-3</meta:generator>
  </office:meta>
</office:document-meta>
</file>